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2.811cm" table:align="left"/>
    </style:style>
    <style:style style:name="Tabla1.A" style:family="table-column">
      <style:table-column-properties style:column-width="0.826cm"/>
    </style:style>
    <style:style style:name="Tabla1.B" style:family="table-column">
      <style:table-column-properties style:column-width="3.501cm"/>
    </style:style>
    <style:style style:name="Tabla1.C" style:family="table-column">
      <style:table-column-properties style:column-width="8.484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PITULO 1 – Conectores externos PS/2</text:p>
      <text:p text:style-name="Text_20_body"/>
      <text:p text:style-name="Text_20_body">El <text:span text:style-name="Strong_20_Emphasis">conector PS/2</text:span> es un puerto desarrollado por IBM a finales de los años 80 y fue usado principalmente en computadoras para conectar teclados y ratones. Su nombre proviene del modelo de computadoras <text:span text:style-name="Strong_20_Emphasis">Personal System/2 (PS/2)</text:span> de IBM, que fue la primera en usar este tipo de conexión. Anteriormente, los teclados y ratones solían usar conectores más grandes, como el conector DIN de 5 pines para teclados y seriales para ratones.</text:p>
      <text:h text:style-name="Heading_20_3" text:outline-level="3"><text:span text:style-name="Strong_20_Emphasis">Utilidad</text:span></text:h>
      <text:p text:style-name="Text_20_body">El conector PS/2 fue diseñado para reemplazar las interfaces más antiguas y estandarizar la conexión de periféricos como <text:span text:style-name="Strong_20_Emphasis">teclados y ratones</text:span>. Aunque la tecnología ha sido desplazada mayormente por USB, el PS/2 era común hasta principios de los años 2000. A diferencia de USB, el puerto PS/2 no soporta conexiones en caliente (es decir, conectar y desconectar dispositivos mientras la computadora está encendida).</text:p>
      <text:h text:style-name="Heading_20_3" text:outline-level="3"><text:span text:style-name="Strong_20_Emphasis">Número de Pines y su Utilidad</text:span></text:h>
      <text:p text:style-name="Text_20_body">Los conectores PS/2 típicos tienen <text:span text:style-name="Strong_20_Emphasis">6 pines</text:span>, con asignaciones de señales específicas tanto para teclados como para ratones. Los conectores PS/2 de teclado y ratón son idénticos físicamente, pero pueden tener asignaciones ligeramente diferentes en algunos casos. Sin embargo, en la mayoría de los sistemas modernos, son intercambiables.</text:p>
      <text:h text:style-name="Heading_20_3" text:outline-level="3"><text:span text:style-name="Strong_20_Emphasis">Diagrama de Pineado del conector PS/2</text:span>:</text:h>
      <text:p text:style-name="Text_20_body">Aquí te dejo una tabla con las funciones de cada pin en el conector PS/2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<text:span text:style-name="Strong_20_Emphasis">Pin</text:span></text:p>
            </table:table-cell>
            <table:table-cell table:style-name="Tabla1.A1" office:value-type="string">
              <text:p text:style-name="Table_20_Heading"><text:span text:style-name="Strong_20_Emphasis">Función</text:span></text:p>
            </table:table-cell>
            <table:table-cell table:style-name="Tabla1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Data</text:p>
          </table:table-cell>
          <table:table-cell table:style-name="Tabla1.A1" office:value-type="string">
            <text:p text:style-name="Table_20_Contents">Datos del teclado o ratón transmitidos al sistema</text:p>
          </table:table-cell>
        </table:table-row>
        <table:table-row>
          <table:table-cell table:style-name="Tabla1.A1" office:value-type="string">
            <text:p text:style-name="Table_20_Contents">2</text:p>
          </table:table-cell>
          <table:table-cell table:style-name="Tabla1.A1" office:value-type="string">
            <text:p text:style-name="Table_20_Contents">NC (No conectado)</text:p>
          </table:table-cell>
          <table:table-cell table:style-name="Tabla1.A1" office:value-type="string">
            <text:p text:style-name="Table_20_Contents">Pin sin conexión interna</text:p>
          </table:table-cell>
        </table:table-row>
        <table:table-row>
          <table:table-cell table:style-name="Tabla1.A1" office:value-type="string">
            <text:p text:style-name="Table_20_Contents">3</text:p>
          </table:table-cell>
          <table:table-cell table:style-name="Tabla1.A1" office:value-type="string">
            <text:p text:style-name="Table_20_Contents">GND</text:p>
          </table:table-cell>
          <table:table-cell table:style-name="Tabla1.A1" office:value-type="string">
            <text:p text:style-name="Table_20_Contents">Tierra (común)</text:p>
          </table:table-cell>
        </table:table-row>
        <table:table-row>
          <table:table-cell table:style-name="Tabla1.A1" office:value-type="string">
            <text:p text:style-name="Table_20_Contents">4</text:p>
          </table:table-cell>
          <table:table-cell table:style-name="Tabla1.A1" office:value-type="string">
            <text:p text:style-name="Table_20_Contents">VCC</text:p>
          </table:table-cell>
          <table:table-cell table:style-name="Tabla1.A1" office:value-type="string">
            <text:p text:style-name="Table_20_Contents">Alimentación +5V</text:p>
          </table:table-cell>
        </table:table-row>
        <table:table-row>
          <table:table-cell table:style-name="Tabla1.A1" office:value-type="string">
            <text:p text:style-name="Table_20_Contents">5</text:p>
          </table:table-cell>
          <table:table-cell table:style-name="Tabla1.A1" office:value-type="string">
            <text:p text:style-name="Table_20_Contents">Clock</text:p>
          </table:table-cell>
          <table:table-cell table:style-name="Tabla1.A1" office:value-type="string">
            <text:p text:style-name="Table_20_Contents">Señal de reloj que sincroniza los datos</text:p>
          </table:table-cell>
        </table:table-row>
        <table:table-row>
          <table:table-cell table:style-name="Tabla1.A1" office:value-type="string">
            <text:p text:style-name="Table_20_Contents">6</text:p>
          </table:table-cell>
          <table:table-cell table:style-name="Tabla1.A1" office:value-type="string">
            <text:p text:style-name="Table_20_Contents">NC (No conectado)</text:p>
          </table:table-cell>
          <table:table-cell table:style-name="Tabla1.A1" office:value-type="string">
            <text:p text:style-name="Table_20_Contents">Pin sin conexión interna</text:p>
          </table:table-cell>
        </table:table-row>
      </table:table>
      <text:h text:style-name="Heading_20_3" text:outline-level="3"><text:span text:style-name="Strong_20_Emphasis">Descripción de las señales</text:span>:</text:h>
      <text:list text:style-name="L1">
        <text:list-item>
          <text:p text:style-name="P1"><text:span text:style-name="Strong_20_Emphasis">Data (Pin 1):</text:span> Se utiliza para enviar los datos del dispositivo (teclado o ratón) hacia el sistema.</text:p>
        </text:list-item>
        <text:list-item>
          <text:p text:style-name="P1"><text:span text:style-name="Strong_20_Emphasis">Clock (Pin 5):</text:span> Proporciona una señal de reloj que sincroniza la transmisión de datos entre el dispositivo y el sistema.</text:p>
        </text:list-item>
        <text:list-item>
          <text:p text:style-name="P1"><text:span text:style-name="Strong_20_Emphasis">VCC (Pin 4):</text:span> Proporciona una alimentación de 5V para el funcionamiento del dispositivo.</text:p>
        </text:list-item>
        <text:list-item>
          <text:p text:style-name="P1"><text:span text:style-name="Strong_20_Emphasis">GND (Pin 3):</text:span> Es la conexión a tierra, común para todos los circuitos.</text:p>
        </text:list-item>
        <text:list-item>
          <text:p text:style-name="P2"><text:span text:style-name="Strong_20_Emphasis">NC (Pins 2 y 6):</text:span> Estos pines no están conectados a ningún componente en la mayoría de los casos.</text:p>
        </text:list-item>
      </text:list>
      <text:h text:style-name="Heading_20_3" text:outline-level="3"><text:soft-page-break/><text:span text:style-name="Strong_20_Emphasis">Conectores físicos y colores</text:span>:</text:h>
      <text:list text:style-name="L2">
        <text:list-item>
          <text:p text:style-name="P3">Los conectores PS/2 para teclado son <text:span text:style-name="Strong_20_Emphasis">morado</text:span>.</text:p>
        </text:list-item>
        <text:list-item>
          <text:p text:style-name="P4">Los conectores PS/2 para ratón son <text:span text:style-name="Strong_20_Emphasis">verde</text:span>.</text:p>
        </text:list-item>
      </text:list>
      <text:p text:style-name="Text_20_body">Estos colores son estándares que se adoptaron para facilitar la identificación de los periféricos.</text:p>
      <text:p text:style-name="Text_20_body">El conector PS/2 fue relevante porque permitía una transmisión rápida y dedicada de datos con bajo uso de recursos del procesador, en contraste con los primeros puertos USB.</text:p>
      <text:p text:style-name="Text_20_body"/>
      <text:p text:style-name="Text_20_body">A pesar de que el conector <text:span text:style-name="Strong_20_Emphasis">PS/2</text:span> es una tecnología antigua, algunos equipos modernos (incluso en 2024) todavía lo incluyen por varias razones importantes, especialmente en entornos especializados y profesionales. Aquí te explico algunas de las razones principales:</text:p>
      <text:h text:style-name="Heading_20_3" text:outline-level="3">1. <text:span text:style-name="Strong_20_Emphasis">Compatibilidad con hardware antiguo</text:span>:</text:h>
      <text:p text:style-name="Text_20_body">Muchas empresas, centros de investigación o entornos industriales tienen periféricos más antiguos, como teclados o ratones específicos, que aún utilizan PS/2. Incluir un puerto PS/2 permite la <text:span text:style-name="Strong_20_Emphasis">retrocompatibilidad</text:span> sin necesidad de adaptadores adicionales. Esto es crucial en sistemas que deben permanecer operativos durante largos periodos o que requieren hardware certificado.</text:p>
      <text:h text:style-name="Heading_20_3" text:outline-level="3">2. <text:span text:style-name="Strong_20_Emphasis">Bajo consumo de CPU</text:span>:</text:h>
      <text:p text:style-name="Text_20_body">El puerto PS/2 se comunica directamente con la placa base mediante interrupciones del sistema (IRQ), lo que significa que el uso de <text:span text:style-name="Strong_20_Emphasis">recursos del procesador</text:span> es muy bajo comparado con los dispositivos USB. En algunos entornos donde el rendimiento máximo es necesario (como centros de datos, estaciones de trabajo profesionales o servidores), minimizar el uso de recursos por periféricos puede ser beneficioso.</text:p>
      <text:h text:style-name="Heading_20_3" text:outline-level="3">3. <text:span text:style-name="Strong_20_Emphasis">Soporte en la BIOS/UEFI</text:span>:</text:h>
      <text:p text:style-name="Text_20_body">Los dispositivos PS/2 pueden funcionar directamente dentro del sistema básico de entrada/salida (<text:span text:style-name="Strong_20_Emphasis">BIOS</text:span> o <text:span text:style-name="Strong_20_Emphasis">UEFI</text:span>), sin necesidad de cargar controladores del sistema operativo. Esto es útil para la <text:span text:style-name="Strong_20_Emphasis">configuración de hardware</text:span>, el acceso al BIOS y la resolución de problemas en sistemas que no arrancan correctamente. Algunos teclados USB pueden no estar disponibles hasta que se carguen controladores durante el arranque.</text:p>
      <text:h text:style-name="Heading_20_3" text:outline-level="3">4. <text:span text:style-name="Strong_20_Emphasis">Anti-ghosting y rollover en teclados</text:span>:</text:h>
      <text:p text:style-name="Text_20_body">Los teclados conectados a través de PS/2 tienen una ventaja técnica sobre USB cuando se trata de <text:span text:style-name="Strong_20_Emphasis">"n-key rollover"</text:span> (capacidad de detectar múltiples teclas presionadas simultáneamente). En algunos sistemas de USB, hay limitaciones en el número de teclas que se pueden detectar a la vez. En cambio, los teclados PS/2 pueden registrar <text:span text:style-name="Strong_20_Emphasis">todas las teclas presionadas</text:span> sin limitación, lo cual es importante para <text:span text:style-name="Strong_20_Emphasis">gamers</text:span> o profesionales que requieren pulsaciones rápidas y múltiples.</text:p>
      <text:h text:style-name="Heading_20_3" text:outline-level="3">5. <text:span text:style-name="Strong_20_Emphasis">Confiabilidad y estabilidad en entornos críticos</text:span>:</text:h>
      <text:p text:style-name="Text_20_body">En aplicaciones donde la <text:span text:style-name="Strong_20_Emphasis">estabilidad</text:span> es fundamental, como en sistemas de control industrial, estaciones de trabajo para análisis científico, laboratorios o equipos médicos, los puertos PS/2 ofrecen una conexión directa y confiable. Además, los periféricos PS/2 no se desconectan <text:soft-page-break/>accidentalmente (no se pueden conectar y desconectar en caliente), lo que reduce el riesgo de interrupciones en estos entornos críticos.</text:p>
      <text:h text:style-name="Heading_20_3" text:outline-level="3">6. <text:span text:style-name="Strong_20_Emphasis">Seguridad (menos riesgo de keyloggers USB)</text:span>:</text:h>
      <text:p text:style-name="Text_20_body">Aunque menos común, en ciertos entornos de <text:span text:style-name="Strong_20_Emphasis">seguridad informática</text:span> se prefiere el uso de PS/2, ya que los <text:span text:style-name="Strong_20_Emphasis">dispositivos de interceptación de teclas</text:span> (keyloggers) a nivel de hardware suelen ser más comunes y fáciles de instalar en dispositivos USB que en PS/2. Esto puede ofrecer una capa adicional de seguridad en sistemas donde la vigilancia y el espionaje son una preocupación.</text:p>
      <text:p text:style-name="Text_20_body">En resumen, los puertos <text:span text:style-name="Strong_20_Emphasis">PS/2</text:span> en equipos modernos de 2024 se mantienen por razones de <text:span text:style-name="Strong_20_Emphasis">compatibilidad, bajo consumo de recursos, mejor rendimiento en teclados</text:span>, y por su confiabilidad en situaciones críticas. Aunque el USB es el estándar dominante, el PS/2 sigue siendo útil en ciertos casos donde estas ventajas son relevant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10:13:04.639000000</meta:creation-date>
    <dc:date>2024-10-04T10:16:43.250000000</dc:date>
    <meta:editing-duration>PT3M39S</meta:editing-duration>
    <meta:editing-cycles>1</meta:editing-cycles>
    <meta:document-statistic meta:table-count="1" meta:image-count="0" meta:object-count="0" meta:page-count="3" meta:paragraph-count="54" meta:word-count="903" meta:character-count="5760" meta:non-whitespace-character-count="4917"/>
    <meta:generator>LibreOffice/24.8.2.1$Windows_X86_64 LibreOffice_project/0f794b6e29741098670a3b95d60478a65d05ef13</meta:generator>
  </office:meta>
</office:document-meta>
</file>